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MathJax_Math" svg:font-family="MathJax_Math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44546a" draw:stroke-linejoin="round" svg:stroke-linecap="round" draw:fill="solid" draw:fill-color="#ffffff" draw:textarea-vertical-align="top" draw:auto-grow-height="false" draw:fit-to-size="false" style:shrink-to-fit="false" fo:min-height="4.615cm" fo:min-width="1.486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35cm" svg:stroke-color="#44546a" draw:stroke-linejoin="round" svg:stroke-linecap="round" draw:fill="solid" draw:fill-color="#ffffff" draw:textarea-vertical-align="top" draw:auto-grow-height="false" draw:fit-to-size="false" style:shrink-to-fit="false" fo:min-height="4.476cm" fo:min-width="1.668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44546a" draw:stroke-linejoin="round" svg:stroke-linecap="round" draw:fill="solid" draw:fill-color="#ffffff" draw:textarea-vertical-align="top" draw:auto-grow-height="false" draw:fit-to-size="false" style:shrink-to-fit="false" fo:min-height="3.805cm" fo:min-width="1.9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44546a" draw:stroke-linejoin="round" svg:stroke-linecap="round" draw:fill="solid" draw:fill-color="#ffffff" draw:textarea-vertical-align="top" draw:auto-grow-height="false" draw:fit-to-size="false" style:shrink-to-fit="false" fo:min-height="3.605cm" fo:min-width="2.10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44546a" draw:stroke-linejoin="round" svg:stroke-linecap="round" draw:fill="solid" draw:fill-color="#ffffff" draw:textarea-vertical-align="top" draw:auto-grow-height="false" draw:fit-to-size="false" style:shrink-to-fit="false" fo:min-height="2.978cm" fo:min-width="3.30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44546a" draw:stroke-linejoin="round" svg:stroke-linecap="round" draw:fill="solid" draw:fill-color="#ffffff" draw:textarea-vertical-align="top" draw:auto-grow-height="false" draw:fit-to-size="false" style:shrink-to-fit="false" fo:min-height="2.91cm" fo:min-width="3.46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44546a" draw:stroke-linejoin="round" svg:stroke-linecap="round" draw:fill="solid" draw:fill-color="#ffffff" draw:textarea-vertical-align="top" draw:auto-grow-height="false" draw:fit-to-size="false" style:shrink-to-fit="false" fo:min-height="2.17cm" fo:min-width="3.818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44546a" draw:stroke-linejoin="round" svg:stroke-linecap="round" draw:fill="solid" draw:fill-color="#ffffff" draw:textarea-vertical-align="top" draw:auto-grow-height="false" draw:fit-to-size="false" style:shrink-to-fit="false" fo:min-height="1.899cm" fo:min-width="3.86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44546a" draw:stroke-linejoin="round" draw:fill="solid" draw:fill-color="#ffffff" draw:textarea-vertical-align="middle" draw:auto-grow-height="false" draw:fit-to-size="false" style:shrink-to-fit="false" fo:min-height="2.495cm" fo:min-width="5.824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35cm" svg:stroke-color="#44546a" draw:stroke-linejoin="round" draw:fill="solid" draw:fill-color="#ffffff" draw:textarea-vertical-align="middle" draw:auto-grow-height="false" draw:fit-to-size="false" style:shrink-to-fit="false" fo:min-height="0.401cm" fo:min-width="0.65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35cm" svg:stroke-color="#44546a" draw:stroke-linejoin="round" draw:fill="solid" draw:fill-color="#ffffff" draw:textarea-vertical-align="middle" draw:auto-grow-height="false" draw:fit-to-size="false" style:shrink-to-fit="false" fo:min-height="0.401cm" fo:min-width="0.639cm" fo:padding-top="0.125cm" fo:padding-bottom="0.125cm" fo:padding-left="0.25cm" fo:padding-right="0.25cm" fo:wrap-option="no-wrap"/>
    </style:style>
    <style:style style:name="gr12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a933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6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43cm"/>
      <style:paragraph-properties style:writing-mode="lr-tb"/>
    </style:style>
    <style:style style:name="gr16" style:family="graphic" style:parent-style-name="standard">
      <style:graphic-properties draw:stroke="none" draw:fill-color="#1c1c1c" draw:textarea-vertical-align="middle" draw:auto-grow-height="false" fo:min-height="2.037cm" fo:min-width="1.787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95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95cm" fo:min-width="0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color="#ff0000" style:font-name="MathJax_Math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00a933" style:font-name="MathJax_Math" fo:font-weight="bold" style:font-weight-asian="bold" style:font-weight-complex="bold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style:font-name="MathJax_Math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style:font-name="MathJax_Math" fo:font-weight="bold" style:font-weight-asian="bold" style:font-weight-complex="bold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color="#ff0000" style:font-name="MathJax_Math" fo:font-weight="bold" style:font-weight-asian="bold" style:font-weight-complex="bold"/>
    </style:style>
    <style:style style:name="T2" style:family="text">
      <style:text-properties fo:color="#00a933" style:font-name="MathJax_Math" fo:font-weight="bold" style:font-weight-asian="bold" style:font-weight-complex="bold"/>
    </style:style>
    <style:style style:name="T3" style:family="text">
      <style:text-properties fo:color="#000000" style:font-name="MathJax_Math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g draw:name="Group 45_11">
          <draw:custom-shape draw:name="Freeform 32_9" draw:style-name="gr1" draw:text-style-name="P1" draw:layer="layout" svg:width="1.985cm" svg:height="4.864cm" draw:transform="rotate (1.09187798004765) translate (21.204cm 8.647cm)">
            <text:p/>
            <draw:enhanced-geometry draw:mirror-horizontal="false" draw:mirror-vertical="false" svg:viewBox="0 0 0 0" drawooo:sub-view-size="96 217" draw:text-areas="0 0 ?f0 ?f1" draw:type="ooxml-non-primitive" draw:enhanced-path="M 17 0 L 46 50 52 65 64 88 80 118 95 147 62 166 48 173 31 190 16 198 0 216 13 209 27 184 33 161 49 142 52 113 40 90 29 68 21 54 17 0 17 0 N">
              <draw:equation draw:name="f0" draw:formula="logwidth"/>
              <draw:equation draw:name="f1" draw:formula="logheight"/>
            </draw:enhanced-geometry>
          </draw:custom-shape>
          <draw:custom-shape draw:name="Freeform 33_9" draw:style-name="gr2" draw:text-style-name="P1" draw:layer="layout" svg:width="2.167cm" svg:height="4.725cm" draw:transform="skewX (0.000349065850398877) rotate (1.09187798004765) translate (21.092cm 9.945cm)">
            <text:p/>
            <draw:enhanced-geometry draw:mirror-horizontal="false" draw:mirror-vertical="false" svg:viewBox="0 0 0 0" drawooo:sub-view-size="105 211" draw:text-areas="0 0 ?f0 ?f1" draw:type="ooxml-non-primitive" draw:enhanced-path="M 40 0 L 65 53 70 68 80 91 92 123 104 155 70 168 53 175 35 189 20 195 0 210 16 206 31 182 40 160 59 145 63 116 55 92 45 70 38 53 40 0 40 0 N">
              <draw:equation draw:name="f0" draw:formula="logwidth"/>
              <draw:equation draw:name="f1" draw:formula="logheight"/>
            </draw:enhanced-geometry>
          </draw:custom-shape>
          <draw:custom-shape draw:name="Freeform 34_9" draw:style-name="gr3" draw:text-style-name="P1" draw:layer="layout" svg:width="2.419cm" svg:height="4.054cm" draw:transform="skewX (0.000174532925199457) rotate (1.09187798004765) translate (21.143cm 11.695cm)">
            <text:p/>
            <draw:enhanced-geometry draw:mirror-horizontal="false" draw:mirror-vertical="false" svg:viewBox="0 0 0 0" drawooo:sub-view-size="118 181" draw:text-areas="0 0 ?f0 ?f1" draw:type="ooxml-non-primitive" draw:enhanced-path="M 104 0 L 110 57 111 73 115 98 116 131 117 164 79 163 64 165 39 172 24 172 0 180 16 180 41 166 54 147 78 138 91 115 90 91 88 66 87 49 104 0 104 0 N">
              <draw:equation draw:name="f0" draw:formula="logwidth"/>
              <draw:equation draw:name="f1" draw:formula="logheight"/>
            </draw:enhanced-geometry>
          </draw:custom-shape>
          <draw:custom-shape draw:name="Freeform 35_9" draw:style-name="gr4" draw:text-style-name="P1" draw:layer="layout" svg:width="2.604cm" svg:height="3.854cm" draw:transform="skewX (-0.000523598775598272) rotate (1.09187798004765) translate (20.064cm 12.84cm)">
            <text:p/>
            <draw:enhanced-geometry draw:mirror-horizontal="false" draw:mirror-vertical="false" svg:viewBox="0 0 0 0" drawooo:sub-view-size="124 172" draw:text-areas="0 0 ?f0 ?f1" draw:type="ooxml-non-primitive" draw:enhanced-path="M 122 0 L 123 59 122 75 123 99 121 133 120 166 81 162 65 160 41 165 24 164 0 170 17 171 40 157 56 143 83 136 97 113 99 90 101 66 101 48 122 0 122 0 N">
              <draw:equation draw:name="f0" draw:formula="logwidth"/>
              <draw:equation draw:name="f1" draw:formula="logheight"/>
            </draw:enhanced-geometry>
          </draw:custom-shape>
          <draw:g draw:name="Group 40_9">
            <draw:custom-shape draw:name="Freeform 36_9" draw:style-name="gr5" draw:text-style-name="P1" draw:layer="layout" svg:width="3.808cm" svg:height="3.227cm" draw:transform="skewX (-0.000872664625997262) rotate (1.09187798004765) translate (9.271cm 9.919cm)">
              <text:p/>
              <draw:enhanced-geometry draw:mirror-horizontal="false" draw:mirror-vertical="false" svg:viewBox="0 0 0 0" drawooo:sub-view-size="184 144" draw:text-areas="0 0 ?f0 ?f1" draw:type="ooxml-non-primitive" draw:enhanced-path="M 183 143 L 160 93 152 79 143 58 128 30 113 0 78 17 65 24 39 29 27 36 0 40 16 33 44 36 65 43 90 40 115 54 125 76 136 96 143 112 183 143 183 143 N">
                <draw:equation draw:name="f0" draw:formula="logwidth"/>
                <draw:equation draw:name="f1" draw:formula="logheight"/>
              </draw:enhanced-geometry>
            </draw:custom-shape>
            <draw:custom-shape draw:name="Freeform 37_9" draw:style-name="gr6" draw:text-style-name="P1" draw:layer="layout" svg:width="3.967cm" svg:height="3.159cm" draw:transform="rotate (1.09187798004765) translate (9.195cm 10.998cm)">
              <text:p/>
              <draw:enhanced-geometry draw:mirror-horizontal="false" draw:mirror-vertical="false" svg:viewBox="0 0 0 0" drawooo:sub-view-size="192 141" draw:text-areas="0 0 ?f0 ?f1" draw:type="ooxml-non-primitive" draw:enhanced-path="M 191 140 L 165 91 155 75 141 55 124 27 106 0 76 21 62 30 36 36 25 46 0 52 14 42 42 41 64 49 88 43 113 55 127 74 141 97 150 109 191 140 191 140 N">
                <draw:equation draw:name="f0" draw:formula="logwidth"/>
                <draw:equation draw:name="f1" draw:formula="logheight"/>
              </draw:enhanced-geometry>
            </draw:custom-shape>
            <draw:custom-shape draw:name="Freeform 38_9" draw:style-name="gr7" draw:text-style-name="P1" draw:layer="layout" svg:width="4.317cm" svg:height="2.419cm" draw:transform="rotate (1.09187798004765) translate (9.144cm 12.163cm)">
              <text:p/>
              <draw:enhanced-geometry draw:mirror-horizontal="false" draw:mirror-vertical="false" svg:viewBox="0 0 0 0" drawooo:sub-view-size="209 108" draw:text-areas="0 0 ?f0 ?f1" draw:type="ooxml-non-primitive" draw:enhanced-path="M 208 107 L 166 68 155 57 136 41 109 21 83 0 61 29 52 44 31 56 22 71 0 84 11 72 37 61 60 60 81 47 108 50 127 66 146 80 158 92 208 107 208 107 N">
                <draw:equation draw:name="f0" draw:formula="logwidth"/>
                <draw:equation draw:name="f1" draw:formula="logheight"/>
              </draw:enhanced-geometry>
            </draw:custom-shape>
            <draw:custom-shape draw:name="Freeform 39_9" draw:style-name="gr8" draw:text-style-name="P1" draw:layer="layout" svg:width="4.364cm" svg:height="2.148cm" draw:transform="skewX (-0.00139626340159538) rotate (1.09187798004765) translate (10.335cm 13.176cm)">
              <text:p/>
              <draw:enhanced-geometry draw:mirror-horizontal="false" draw:mirror-vertical="false" svg:viewBox="0 0 0 0" drawooo:sub-view-size="211 96" draw:text-areas="0 0 ?f0 ?f1" draw:type="ooxml-non-primitive" draw:enhanced-path="M 210 94 L 164 59 148 52 129 37 101 17 72 0 54 33 46 46 28 64 19 79 0 95 9 80 33 69 56 65 75 46 102 46 122 61 143 75 159 85 210 94 210 94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Oval 41_9" draw:style-name="gr9" draw:text-style-name="P1" draw:layer="layout" svg:width="8.942cm" svg:height="3.881cm" draw:transform="skewX (0.0652753140245879) rotate (-0.0392699081698729) translate (12.976cm 7.17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roup 44_9">
            <draw:custom-shape draw:name="Oval 42_9" draw:style-name="gr10" draw:text-style-name="P1" draw:layer="layout" svg:width="1.629cm" svg:height="0.919cm" draw:transform="skewX (0.0652753140245879) rotate (-0.0392699081698729) translate (14.762cm 6.408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43_9" draw:style-name="gr11" draw:text-style-name="P1" draw:layer="layout" svg:width="1.609cm" svg:height="0.919cm" draw:transform="skewX (0.0673697091269811) rotate (-0.0392699081698729) translate (17.907cm 6.413cm)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</draw:g>
        <draw:line draw:style-name="gr12" draw:text-style-name="P2" draw:layer="layout" svg:x1="17.366cm" svg:y1="9.202cm" svg:x2="22.366cm" svg:y2="9.202cm">
          <text:p/>
        </draw:line>
        <draw:line draw:style-name="gr13" draw:text-style-name="P2" draw:layer="layout" svg:x1="17.289cm" svg:y1="9.202cm" svg:x2="17.289cm" svg:y2="4.202cm">
          <text:p/>
        </draw:line>
        <draw:frame draw:style-name="gr14" draw:text-style-name="P4" draw:layer="layout" svg:width="1.103cm" svg:height="0.848cm" svg:x="20.16cm" svg:y="8.354cm">
          <draw:text-box>
            <text:p text:style-name="P3"><text:span text:style-name="T1">X</text:span></text:p>
          </draw:text-box>
        </draw:frame>
        <draw:frame draw:style-name="gr15" draw:text-style-name="P5" draw:layer="layout" svg:width="0.93cm" svg:height="0.848cm" svg:x="17.452cm" svg:y="4.884cm">
          <draw:text-box>
            <text:p text:style-name="P3"><text:span text:style-name="T2">Y</text:span></text:p>
          </draw:text-box>
        </draw:frame>
        <draw:custom-shape draw:style-name="gr16" draw:text-style-name="P6" draw:layer="layout" svg:width="2.286cm" svg:height="2.286cm" svg:x="16.164cm" svg:y="8.02cm">
          <text:p/>
          <draw:enhanced-geometry svg:viewBox="0 0 21600 21600" draw:mirror-horizontal="true" draw:text-areas="0 0 21600 21600" draw:type="circular-arrow" draw:modifiers="180 1.8476102659946 7469.908859234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7" draw:layer="layout" svg:width="3.22cm" svg:height="1.445cm" svg:x="12.782cm" svg:y="8.461cm">
          <draw:text-box>
            <text:p text:style-name="P3"><text:span text:style-name="T3">Positive</text:span></text:p>
            <text:p text:style-name="P3"><text:span text:style-name="T3">rotation</text:span></text:p>
          </draw:text-box>
        </draw:frame>
        <draw:frame draw:style-name="gr18" draw:text-style-name="P9" draw:layer="layout" svg:width="14.732cm" svg:height="1.445cm" svg:x="10.16cm" svg:y="2.54cm">
          <draw:text-box>
            <text:p text:style-name="P8"><text:span text:style-name="T3">Crab Reference Frame</text:span></text:p>
          </draw:text-box>
        </draw:frame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MathJax_Math" svg:font-family="MathJax_Math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2-02-04">2/4/22</text:date></text:span></text:p>
        </draw:text-box>
      </draw:frame>
      <draw:frame draw:name="Footer Placeholder 2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Chatterji, Ruma (chattera)</meta:initial-creator>
    <meta:editing-cycles>5</meta:editing-cycles>
    <meta:creation-date>2022-01-28T16:19:37</meta:creation-date>
    <dc:date>2022-02-04T14:32:25.647766769</dc:date>
    <meta:editing-duration>PT1H21M33S</meta:editing-duration>
    <meta:generator>LibreOffice/6.4.7.2$Linux_X86_64 LibreOffice_project/40$Build-2</meta:generator>
    <meta:document-statistic meta:object-count="4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